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3728in"/>
    </style:style>
    <style:style style:name="co2" style:family="table-column">
      <style:table-column-properties fo:break-before="auto" style:column-width="1.711in"/>
    </style:style>
    <style:style style:name="co3" style:family="table-column">
      <style:table-column-properties fo:break-before="auto" style:column-width="5.2189in"/>
    </style:style>
    <style:style style:name="co4" style:family="table-column">
      <style:table-column-properties fo:break-before="auto" style:column-width="0.961in"/>
    </style:style>
    <style:style style:name="co5" style:family="table-column">
      <style:table-column-properties fo:break-before="auto" style:column-width="3.920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weight="bold" style:font-weight-asian="bold" style:font-weight-complex="bold"/>
    </style:style>
    <style:style style:name="ce4" style:family="table-cell" style:parent-style-name="Default">
      <style:text-properties style:font-name="Courier New"/>
    </style:style>
  </office:automatic-styles>
  <office:body>
    <office:spreadsheet>
      <table:calculation-settings table:automatic-find-labels="false" table:use-regular-expressions="false" table:use-wildcards="true"/>
      <table:table table:name="Let's Go Brandon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4"/>
        <table:table-row table:style-name="ro1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preimage</text:p>
          </table:table-cell>
          <table:table-cell table:style-name="ce3" office:value-type="string" calcext:value-type="string">
            <text:p>hash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usage</text:p>
          </table:table-cell>
          <table:table-cell table:style-name="ce3"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et's Go Brandon:0</text:p>
          </table:table-cell>
          <table:table-cell office:value-type="string" calcext:value-type="string">
            <text:p>f07ec2ecc15ae1696e94d75df2b7bbe0725caaff70a8234f263086d7c1f110d5</text:p>
          </table:table-cell>
          <table:table-cell office:value-type="string" calcext:value-type="string">
            <text:p>oSOkNi9xC4</text:p>
          </table:table-cell>
          <table:table-cell office:value-type="string" calcext:value-type="string">
            <text:p>PirateBay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's Go Brandon:1</text:p>
          </table:table-cell>
          <table:table-cell office:value-type="string" calcext:value-type="string">
            <text:p>952cfc76e18f49b86546180a08ca33b52f710e985ddde89d609eee36edf0e846</text:p>
          </table:table-cell>
          <table:table-cell office:value-type="string" calcext:value-type="string">
            <text:p>5IAK9)1Et(</text:p>
          </table:table-cell>
          <table:table-cell office:value-type="string" calcext:value-type="string">
            <text:p>SilkRoad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t's Go Brandon:2</text:p>
          </table:table-cell>
          <table:table-cell office:value-type="string" calcext:value-type="string">
            <text:p>c23e9aed21cd6540220ae7e5a919d5438c6f34ee1beceee88092822178168d50</text:p>
          </table:table-cell>
          <table:table-cell office:value-type="string" calcext:value-type="string">
            <text:p>O!alxZt#ya</text:p>
          </table:table-cell>
          <table:table-cell office:value-type="string" calcext:value-type="string">
            <text:p>AreaDenialWeapons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t's Go Brandon:3</text:p>
          </table:table-cell>
          <table:table-cell office:value-type="string" calcext:value-type="string">
            <text:p>83240bd85538c32a7431c4e0a6b5b07d0bae3db61575b655edcf0f68cb3fb9a5</text:p>
          </table:table-cell>
          <table:table-cell office:value-type="string" calcext:value-type="string">
            <text:p>XAb0dUPGIN</text:p>
          </table:table-cell>
          <table:table-cell office:value-type="string" calcext:value-type="string">
            <text:p>MidgetsGoneWild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t's Go Brandon:4</text:p>
          </table:table-cell>
          <table:table-cell office:value-type="string" calcext:value-type="string">
            <text:p>36a622e2774f733a7f74c3a3644d017796154e867e050edd091260d6e92baf05</text:p>
          </table:table-cell>
          <table:table-cell office:value-type="string" calcext:value-type="string">
            <text:p>SmyaL7HWTI</text:p>
          </table:table-cell>
          <table:table-cell office:value-type="string" calcext:value-type="string">
            <text:p>BlacksOnTrannies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t's Go Brandon:5</text:p>
          </table:table-cell>
          <table:table-cell office:value-type="string" calcext:value-type="string">
            <text:p>50ada7c8699f3064b3a669a439bebf86795a8380a9d96d28e31d2a83fc000c95</text:p>
          </table:table-cell>
          <table:table-cell office:value-type="string" calcext:value-type="string">
            <text:p>8tnUxfMszm</text:p>
          </table:table-cell>
          <table:table-cell office:value-type="string" calcext:value-type="string">
            <text:p>MidgetsOnTrannies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t's Go Brandon:6</text:p>
          </table:table-cell>
          <table:table-cell office:value-type="string" calcext:value-type="string">
            <text:p>315479423f4c4bf0b7b9aeb0057f96c2f367365206f5be908126b700fa584a3a</text:p>
          </table:table-cell>
          <table:table-cell office:value-type="string" calcext:value-type="string">
            <text:p>NcN%@43oDF</text:p>
          </table:table-cell>
          <table:table-cell office:value-type="string" calcext:value-type="string">
            <text:p>BlackMidgetTrannies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t's Go Brandon:7</text:p>
          </table:table-cell>
          <table:table-cell office:value-type="string" calcext:value-type="string">
            <text:p>ed4f88b4fec09b6544221dc1496ac33a1667206c3c7e02776d31344c14e53df4</text:p>
          </table:table-cell>
          <table:table-cell office:value-type="string" calcext:value-type="string">
            <text:p>l7#ACMbt&amp;y</text:p>
          </table:table-cell>
          <table:table-cell office:value-type="string" calcext:value-type="string">
            <text:p>MoneyForSex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t's Go Brandon:8</text:p>
          </table:table-cell>
          <table:table-cell office:value-type="string" calcext:value-type="string">
            <text:p>12a3d6c268a0021dd5a6910f9146991bcf5603b8ccf5ac353d261120a4c224cf</text:p>
          </table:table-cell>
          <table:table-cell office:value-type="string" calcext:value-type="string">
            <text:p>ij(Owg2t*m</text:p>
          </table:table-cell>
          <table:table-cell office:value-type="string" calcext:value-type="string">
            <text:p>SexForMoney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t's Go Brandon:9</text:p>
          </table:table-cell>
          <table:table-cell office:value-type="string" calcext:value-type="string">
            <text:p>87091ecdceb0bad65a7b7c7a3622a5a92f53ce73b3d67f2d5e3fc61c9be50ed5</text:p>
          </table:table-cell>
          <table:table-cell office:value-type="string" calcext:value-type="string">
            <text:p>@9uZ!wG(iP</text:p>
          </table:table-cell>
          <table:table-cell office:value-type="string" calcext:value-type="string">
            <text:p>GunsForTots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t's Go Brandon:10</text:p>
          </table:table-cell>
          <table:table-cell office:value-type="string" calcext:value-type="string">
            <text:p>5e8d35e6ae2646b30e115e889ea61cded062e3e4fcfd9576484ed5a2f25ea7b1</text:p>
          </table:table-cell>
          <table:table-cell office:value-type="string" calcext:value-type="string">
            <text:p>m*ReuC(zeh</text:p>
          </table:table-cell>
          <table:table-cell office:value-type="string" calcext:value-type="string">
            <text:p>BoozeForBabies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t's Go Brandon:11</text:p>
          </table:table-cell>
          <table:table-cell office:value-type="string" calcext:value-type="string">
            <text:p>704f143e738b3cecab6930aa1f39928cb57363ba08b83418144e6af88bb43c06</text:p>
          </table:table-cell>
          <table:table-cell office:value-type="string" calcext:value-type="string">
            <text:p>E7k!H^Ykrx</text:p>
          </table:table-cell>
          <table:table-cell office:value-type="string" calcext:value-type="string">
            <text:p>BinLadenInnocenceProject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t's Go Brandon:12</text:p>
          </table:table-cell>
          <table:table-cell office:value-type="string" calcext:value-type="string">
            <text:p>ba4d28e07908c2a301c62d221a70bb4109d408ad7e6867aa3ef1c1e700d8c35c</text:p>
          </table:table-cell>
          <table:table-cell office:value-type="string" calcext:value-type="string">
            <text:p>G5E8N8Oj1S</text:p>
          </table:table-cell>
          <table:table-cell office:value-type="string" calcext:value-type="string">
            <text:p>AmericaIsTheGreatSatanPizza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et's Go Brandon:13</text:p>
          </table:table-cell>
          <table:table-cell office:value-type="string" calcext:value-type="string">
            <text:p>22918fa2b32b3c68aa5ee902bbe2713a27930ac952cdc83805bf03d0c2b8971e</text:p>
          </table:table-cell>
          <table:table-cell office:value-type="string" calcext:value-type="string">
            <text:p>y1)izHYwqm</text:p>
          </table:table-cell>
          <table:table-cell office:value-type="string" calcext:value-type="string">
            <text:p>NaziJewsForJesus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t's Go Brandon:14</text:p>
          </table:table-cell>
          <table:table-cell office:value-type="string" calcext:value-type="string">
            <text:p>6a042d219fb76380505e3126775db0cdbe3653f721841441539b923f20db84f2</text:p>
          </table:table-cell>
          <table:table-cell office:value-type="string" calcext:value-type="string">
            <text:p>y4JxfDrU8m</text:p>
          </table:table-cell>
          <table:table-cell office:value-type="string" calcext:value-type="string">
            <text:p>GypAdvisor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et's Go Brandon:15</text:p>
          </table:table-cell>
          <table:table-cell office:value-type="string" calcext:value-type="string">
            <text:p>f43ebed5ff04bd81a34746260ef5153cc910a7bff8c47ec5b0a9fee02017d236</text:p>
          </table:table-cell>
          <table:table-cell office:value-type="string" calcext:value-type="string">
            <text:p>s!K*D4JVj)</text:p>
          </table:table-cell>
          <table:table-cell office:value-type="string" calcext:value-type="string">
            <text:p>Travelatrocity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et's Go Brandon:16</text:p>
          </table:table-cell>
          <table:table-cell office:value-type="string" calcext:value-type="string">
            <text:p>3822723e5bf34cc55c3a11061c220d54156f93f858a8515f6cf40b171dd17af6</text:p>
          </table:table-cell>
          <table:table-cell office:value-type="string" calcext:value-type="string">
            <text:p>UyG!jr4RkW</text:p>
          </table:table-cell>
          <table:table-cell office:value-type="string" calcext:value-type="string">
            <text:p>DeathToAmericaJewelers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et's Go Brandon:17</text:p>
          </table:table-cell>
          <table:table-cell office:value-type="string" calcext:value-type="string">
            <text:p>e5de40c44025902c6859c82bab5fbb5e333aef5a0c99f07ede5e071f472b760f</text:p>
          </table:table-cell>
          <table:table-cell office:value-type="string" calcext:value-type="string">
            <text:p>d6#Q#B0Iwh</text:p>
          </table:table-cell>
          <table:table-cell office:value-type="string" calcext:value-type="string">
            <text:p>CockstarGames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t's Go Brandon:18</text:p>
          </table:table-cell>
          <table:table-cell office:value-type="string" calcext:value-type="string">
            <text:p>a98f928f8a5a0ca6ff346a44abb66c6ccfa7950c9b43cbf351e09c701b742010</text:p>
          </table:table-cell>
          <table:table-cell office:value-type="string" calcext:value-type="string">
            <text:p>p)2)%icmDQ</text:p>
          </table:table-cell>
          <table:table-cell office:value-type="string" calcext:value-type="string">
            <text:p>CuckTales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et's Go Brandon:19</text:p>
          </table:table-cell>
          <table:table-cell office:value-type="string" calcext:value-type="string">
            <text:p>f5ed760325dee1e7615d2236b210ec4bbc6d3f2fbcdecff571e04101b44f7d14</text:p>
          </table:table-cell>
          <table:table-cell office:value-type="string" calcext:value-type="string">
            <text:p>tlK3B69fpl</text:p>
          </table:table-cell>
          <table:table-cell office:value-type="string" calcext:value-type="string">
            <text:p>MailOrderMidgets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et's Go Brandon:20</text:p>
          </table:table-cell>
          <table:table-cell office:value-type="string" calcext:value-type="string">
            <text:p>1f8f601a8e59a712776e39ea90af6557af61a5bde97e32f30f0feb39a372dca2</text:p>
          </table:table-cell>
          <table:table-cell office:value-type="string" calcext:value-type="string">
            <text:p>v)oq(hniLC</text:p>
          </table:table-cell>
          <table:table-cell office:value-type="string" calcext:value-type="string">
            <text:p>CatPoisonEmporium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et's Go Brandon:21</text:p>
          </table:table-cell>
          <table:table-cell office:value-type="string" calcext:value-type="string">
            <text:p>9c45fd2c0b557efc963166c0c6c2f0d5129f9a6fb8fc8356754be8d5585cb047</text:p>
          </table:table-cell>
          <table:table-cell office:value-type="string" calcext:value-type="string">
            <text:p>c*BIbdSA6N</text:p>
          </table:table-cell>
          <table:table-cell office:value-type="string" calcext:value-type="string">
            <text:p>PictureBooksForTheIlliterate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et's Go Brandon:22</text:p>
          </table:table-cell>
          <table:table-cell office:value-type="string" calcext:value-type="string">
            <text:p>8548dd3078374ce69349d354ec5cdec48cf853eeb1db56b94ac64acae725f219</text:p>
          </table:table-cell>
          <table:table-cell office:value-type="string" calcext:value-type="string">
            <text:p>Z05MMT4e31</text:p>
          </table:table-cell>
          <table:table-cell office:value-type="string" calcext:value-type="string">
            <text:p>Trump University (can’t login for some reason...)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et's Go Brandon:23</text:p>
          </table:table-cell>
          <table:table-cell office:value-type="string" calcext:value-type="string">
            <text:p>031a8d6a6318c1acef0798a133849d0cc4de270105a8c945cbc98f91147b7823</text:p>
          </table:table-cell>
          <table:table-cell office:value-type="string" calcext:value-type="string">
            <text:p>3q*yroNsn7</text:p>
          </table:table-cell>
          <table:table-cell office:value-type="string" calcext:value-type="string">
            <text:p>AntisocialMedia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et's Go Brandon:24</text:p>
          </table:table-cell>
          <table:table-cell office:value-type="string" calcext:value-type="string">
            <text:p>e5508d755f36a26bcf306cd92dc50ea4aadc540c6aa53ddb5df5ca2dac9f7736</text:p>
          </table:table-cell>
          <table:table-cell office:value-type="string" calcext:value-type="string">
            <text:p>d8*JnSiz@M</text:p>
          </table:table-cell>
          <table:table-cell office:value-type="string" calcext:value-type="string">
            <text:p>FineWinesToPairWithCheetos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et's Go Brandon:25</text:p>
          </table:table-cell>
          <table:table-cell office:value-type="string" calcext:value-type="string">
            <text:p>559b075eed0b5667454faed6be69f87f0753856f82dc65a418ebeb5b5e1653b6</text:p>
          </table:table-cell>
          <table:table-cell office:value-type="string" calcext:value-type="string">
            <text:p>db7mlbev*7</text:p>
          </table:table-cell>
          <table:table-cell office:value-type="string" calcext:value-type="string">
            <text:p>DoIHaveErectileDysfunction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et's Go Brandon:26</text:p>
          </table:table-cell>
          <table:table-cell office:value-type="string" calcext:value-type="string">
            <text:p>69ae7f40d85f7ee2ae0d2ee24311d638330b004bfc90598c37bfea83a1d7af64</text:p>
          </table:table-cell>
          <table:table-cell office:value-type="string" calcext:value-type="string">
            <text:p>xuT#0nSaud</text:p>
          </table:table-cell>
          <table:table-cell office:value-type="string" calcext:value-type="string">
            <text:p>HerbalAphrodisiacs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et's Go Brandon:27</text:p>
          </table:table-cell>
          <table:table-cell office:value-type="string" calcext:value-type="string">
            <text:p>6aed22bebee0a9e4f60c25515538cc25d9f5a2e9751c133f292672367737f1f6</text:p>
          </table:table-cell>
          <table:table-cell office:value-type="string" calcext:value-type="string">
            <text:p>ylyKK8pcuc</text:p>
          </table:table-cell>
          <table:table-cell office:value-type="string" calcext:value-type="string">
            <text:p>FriendlyWitchDoctorFolkMedicine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et's Go Brandon:28</text:p>
          </table:table-cell>
          <table:table-cell office:value-type="string" calcext:value-type="string">
            <text:p>c27367778f5e576a634242cb0a2a93f05c0ca987be3006abd856be1383c82cbb</text:p>
          </table:table-cell>
          <table:table-cell office:value-type="string" calcext:value-type="string">
            <text:p>OHvL)mfyr%</text:p>
          </table:table-cell>
          <table:table-cell office:value-type="string" calcext:value-type="string">
            <text:p>WhiteHousePetitions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et's Go Brandon:29</text:p>
          </table:table-cell>
          <table:table-cell office:value-type="string" calcext:value-type="string">
            <text:p>932e6f796aafbcb21eb275ea515ff2629d236c1c1da4b594eeda9918cca4ffb8</text:p>
          </table:table-cell>
          <table:table-cell office:value-type="string" calcext:value-type="string">
            <text:p>3KDNyvIyuy</text:p>
          </table:table-cell>
          <table:table-cell office:value-type="string" calcext:value-type="string">
            <text:p>BurismaBribeHotline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et's Go Brandon:30</text:p>
          </table:table-cell>
          <table:table-cell office:value-type="string" calcext:value-type="string">
            <text:p>6da5e818f92c04cf43d2e0eeb64d870dbc23920b8a05e90c36a0b404a204b21d</text:p>
          </table:table-cell>
          <table:table-cell office:value-type="string" calcext:value-type="string">
            <text:p>BlgoxI4@^%</text:p>
          </table:table-cell>
          <table:table-cell office:value-type="string" calcext:value-type="string">
            <text:p>MediocreMedicalAdvice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et's Go Brandon:31</text:p>
          </table:table-cell>
          <table:table-cell office:value-type="string" calcext:value-type="string">
            <text:p>d935f8b3e836ba09dc94fd43af6c0ae5aa529378fba8cd5764b09b910c7972af</text:p>
          </table:table-cell>
          <table:table-cell office:value-type="string" calcext:value-type="string">
            <text:p>1RwzgSG944</text:p>
          </table:table-cell>
          <table:table-cell office:value-type="string" calcext:value-type="string">
            <text:p>ShouldIBecomeAJuggler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et's Go Brandon:32</text:p>
          </table:table-cell>
          <table:table-cell office:value-type="string" calcext:value-type="string">
            <text:p>d0259ca08da45b886d6d3b37442dfe7c9066a1fc59461a82b526985df13f0708</text:p>
          </table:table-cell>
          <table:table-cell office:value-type="string" calcext:value-type="string">
            <text:p>#Bcg*kj#BB</text:p>
          </table:table-cell>
          <table:table-cell office:value-type="string" calcext:value-type="string">
            <text:p>IllegalDrugQualityAssurance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et's Go Brandon:33</text:p>
          </table:table-cell>
          <table:table-cell office:value-type="string" calcext:value-type="string">
            <text:p>8ff20f0c2122007de53e2fc455627f614b96abc4a4711c21dc3f0bf300373c54</text:p>
          </table:table-cell>
          <table:table-cell office:value-type="string" calcext:value-type="string">
            <text:p>)qfcxy0Rd!</text:p>
          </table:table-cell>
          <table:table-cell office:value-type="string" calcext:value-type="string">
            <text:p>GamblingForIdiots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et's Go Brandon:34</text:p>
          </table:table-cell>
          <table:table-cell office:value-type="string" calcext:value-type="string">
            <text:p>7e918b8bd878eccd5ac7b3be0c88578f3c8af21ca7d93630c692c56aaff1aa50</text:p>
          </table:table-cell>
          <table:table-cell office:value-type="string" calcext:value-type="string">
            <text:p>S1^^0MkZiT</text:p>
          </table:table-cell>
          <table:table-cell office:value-type="string" calcext:value-type="string">
            <text:p>CannabisForMemoryRestoration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et's Go Brandon:35</text:p>
          </table:table-cell>
          <table:table-cell office:value-type="string" calcext:value-type="string">
            <text:p>830da32621e354e6d3b79b9ce49dd4a305a0c32200eba96a4144e952e4848729</text:p>
          </table:table-cell>
          <table:table-cell office:value-type="string" calcext:value-type="string">
            <text:p>XdjCxbce^D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et's Go Brandon:36</text:p>
          </table:table-cell>
          <table:table-cell office:value-type="string" calcext:value-type="string">
            <text:p>eaec4f3bf629cd15267030e5eec65a9f84e584ec4822e196f99eb0a974e73b65</text:p>
          </table:table-cell>
          <table:table-cell office:value-type="string" calcext:value-type="string">
            <text:p>ik7XuFZlCE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et's Go Brandon:37</text:p>
          </table:table-cell>
          <table:table-cell office:value-type="string" calcext:value-type="string">
            <text:p>f45745251d8cc58a03c0e762abc4bbce301084908d20a2eb726483060be23008</text:p>
          </table:table-cell>
          <table:table-cell office:value-type="string" calcext:value-type="string">
            <text:p>sf*Bt&amp;R%3M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et's Go Brandon:38</text:p>
          </table:table-cell>
          <table:table-cell office:value-type="string" calcext:value-type="string">
            <text:p>5ffc6fec3e0fa93e6e3ec9f742d506e744dc56d701b4b03489d33c7faf2fdee5</text:p>
          </table:table-cell>
          <table:table-cell office:value-type="string" calcext:value-type="string">
            <text:p>nADk!fp!C!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et's Go Brandon:39</text:p>
          </table:table-cell>
          <table:table-cell office:value-type="string" calcext:value-type="string">
            <text:p>0541c001aa00cb93de8811530e8ceba0f7030cd23c8ed39ead1b0cd9ca28428f</text:p>
          </table:table-cell>
          <table:table-cell office:value-type="string" calcext:value-type="string">
            <text:p>5$M1q0X36#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et's Go Brandon:40</text:p>
          </table:table-cell>
          <table:table-cell office:value-type="string" calcext:value-type="string">
            <text:p>ba70fd6c4f1957bb95f91cb3533b83c71b229e5e2e7e49c7d8f28e5f1f1d86ad</text:p>
          </table:table-cell>
          <table:table-cell office:value-type="string" calcext:value-type="string">
            <text:p>GEBA7pfH5x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et's Go Brandon:41</text:p>
          </table:table-cell>
          <table:table-cell office:value-type="string" calcext:value-type="string">
            <text:p>9f96f1d2835fe113379cb8762ba0cf87d19d39723a4a4a93d5861adab9fda102</text:p>
          </table:table-cell>
          <table:table-cell office:value-type="string" calcext:value-type="string">
            <text:p>f6p%Xn9jTc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et's Go Brandon:42</text:p>
          </table:table-cell>
          <table:table-cell office:value-type="string" calcext:value-type="string">
            <text:p>5448e845735602e4ff396154bca3d9c44fae0a1ce9b81b10c94d95d03261ac6f</text:p>
          </table:table-cell>
          <table:table-cell office:value-type="string" calcext:value-type="string">
            <text:p>c0g*He2cDV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et's Go Brandon:43</text:p>
          </table:table-cell>
          <table:table-cell office:value-type="string" calcext:value-type="string">
            <text:p>9bcd2d1022a18bc6807fce51e3718254e7a23fdac0d68cd59940eec8f063127e</text:p>
          </table:table-cell>
          <table:table-cell office:value-type="string" calcext:value-type="string">
            <text:p>bZJgyh^SUT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et's Go Brandon:44</text:p>
          </table:table-cell>
          <table:table-cell office:value-type="string" calcext:value-type="string">
            <text:p>85247515a867244e3c6366442ffe5fbc807dcbf26392a65db22d0df59b70c35b</text:p>
          </table:table-cell>
          <table:table-cell office:value-type="string" calcext:value-type="string">
            <text:p>ZAJlovA6Yr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et's Go Brandon:45</text:p>
          </table:table-cell>
          <table:table-cell office:value-type="string" calcext:value-type="string">
            <text:p>64b44d714818a6f4ca1cb334120bf2b95c3098db8736208cb4810f8b507353a3</text:p>
          </table:table-cell>
          <table:table-cell office:value-type="string" calcext:value-type="string">
            <text:p>sA5F0omsWs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et's Go Brandon:46</text:p>
          </table:table-cell>
          <table:table-cell office:value-type="string" calcext:value-type="string">
            <text:p>619864bc4d7cbcafa3c29c9bad9995e83f6612f811710ef3ee28bd30249024b9</text:p>
          </table:table-cell>
          <table:table-cell office:value-type="string" calcext:value-type="string">
            <text:p>p8sI5QIvjO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et's Go Brandon:47</text:p>
          </table:table-cell>
          <table:table-cell office:value-type="string" calcext:value-type="string">
            <text:p>c4b3df42e17e36efe43477559e4f398a5329247fc5f512dd0f296977ca8564bd</text:p>
          </table:table-cell>
          <table:table-cell office:value-type="string" calcext:value-type="string">
            <text:p>Qz7%9SSncQ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et's Go Brandon:48</text:p>
          </table:table-cell>
          <table:table-cell office:value-type="string" calcext:value-type="string">
            <text:p>ab2701bfd8ef1ded35ad599f9746c3ddbbe924d5ec4d25f5ce981e9709ec8ff3</text:p>
          </table:table-cell>
          <table:table-cell office:value-type="string" calcext:value-type="string">
            <text:p>rD1L0ntlRt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et's Go Brandon:49</text:p>
          </table:table-cell>
          <table:table-cell office:value-type="string" calcext:value-type="string">
            <text:p>be1cbddb85034465bb2a2556ea2dac68eb67a54375f6332362766737517c6f50</text:p>
          </table:table-cell>
          <table:table-cell office:value-type="string" calcext:value-type="string">
            <text:p>KsJ3Z3&amp;tHG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et's Go Brandon:50</text:p>
          </table:table-cell>
          <table:table-cell office:value-type="string" calcext:value-type="string">
            <text:p>0366d86d735dc9595ea8082caaf381017828cfa9c24d59acd7c90a0617bd32cc</text:p>
          </table:table-cell>
          <table:table-cell office:value-type="string" calcext:value-type="string">
            <text:p>3u0BHlVhmo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et's Go Brandon:51</text:p>
          </table:table-cell>
          <table:table-cell office:value-type="string" calcext:value-type="string">
            <text:p>9297e5c8a6d9f94748e70990d927048445b09b327c4977402bb2f06f590cb68b</text:p>
          </table:table-cell>
          <table:table-cell office:value-type="string" calcext:value-type="string">
            <text:p>27dUm1x)0f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et's Go Brandon:52</text:p>
          </table:table-cell>
          <table:table-cell office:value-type="string" calcext:value-type="string">
            <text:p>4cfe55471be93c8a2725d8d6a2f6774bf65f12c7a0bd2bf9113f94208f8b4e87</text:p>
          </table:table-cell>
          <table:table-cell office:value-type="string" calcext:value-type="string">
            <text:p>4Cd)rhY%DB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et's Go Brandon:53</text:p>
          </table:table-cell>
          <table:table-cell office:value-type="string" calcext:value-type="string">
            <text:p>a34313324fe4f29d48fec97346842ede42bfc55c710dc57cb7063f6199588fb7</text:p>
          </table:table-cell>
          <table:table-cell office:value-type="string" calcext:value-type="string">
            <text:p>j^jO7cqd0C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et's Go Brandon:54</text:p>
          </table:table-cell>
          <table:table-cell office:value-type="string" calcext:value-type="string">
            <text:p>cb69b8bbf95f0ef272b7523b4516e5ff5346fa865bbf9cc63a4cf6f3911b4d53</text:p>
          </table:table-cell>
          <table:table-cell office:value-type="string" calcext:value-type="string">
            <text:p>XxEHxneqGD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et's Go Brandon:55</text:p>
          </table:table-cell>
          <table:table-cell office:value-type="string" calcext:value-type="string">
            <text:p>6d564343bde79cb7aeeda507a7ac9238076da863fffa3983b4d93c1da50263e5</text:p>
          </table:table-cell>
          <table:table-cell office:value-type="string" calcext:value-type="string">
            <text:p>Be^^JfcDul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et's Go Brandon:56</text:p>
          </table:table-cell>
          <table:table-cell office:value-type="string" calcext:value-type="string">
            <text:p>d3085e0242e80a158c6accc1a1d37c2a5aab20d5160f40632c1b06d712f1fc62</text:p>
          </table:table-cell>
          <table:table-cell office:value-type="string" calcext:value-type="string">
            <text:p>^8m2%gal&amp;y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et's Go Brandon:57</text:p>
          </table:table-cell>
          <table:table-cell office:value-type="string" calcext:value-type="string">
            <text:p>2b1e474cefb7e6a0f980f1037dd11c714b0e5f064a7baf6601b0884a452789af</text:p>
          </table:table-cell>
          <table:table-cell office:value-type="string" calcext:value-type="string">
            <text:p>Hu)4nDegxU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et's Go Brandon:58</text:p>
          </table:table-cell>
          <table:table-cell office:value-type="string" calcext:value-type="string">
            <text:p>fa13ef5721a1a06831f8f20361eda026f8502cccbdbef746dac7228677f5df43</text:p>
          </table:table-cell>
          <table:table-cell office:value-type="string" calcext:value-type="string">
            <text:p>yjnfxhgwNw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et's Go Brandon:59</text:p>
          </table:table-cell>
          <table:table-cell office:value-type="string" calcext:value-type="string">
            <text:p>cbc60bc3a64d386595287f0ec18ce05d4ed4afa1df3fa7ddb52060288b57b158</text:p>
          </table:table-cell>
          <table:table-cell office:value-type="string" calcext:value-type="string">
            <text:p>XSbPm5Ut5E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et's Go Brandon:60</text:p>
          </table:table-cell>
          <table:table-cell office:value-type="string" calcext:value-type="string">
            <text:p>761be07ea8b63615871d9709688a73d0e6097d1ce1b4ed80111658da1c26a1f5</text:p>
          </table:table-cell>
          <table:table-cell office:value-type="string" calcext:value-type="string">
            <text:p>Kr8SoCSl@t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et's Go Brandon:61</text:p>
          </table:table-cell>
          <table:table-cell office:value-type="string" calcext:value-type="string">
            <text:p>6569e275f93fac8f1a281e13fbbccfcdfee702ca4d13ca3d00e7a0cc3ef99718</text:p>
          </table:table-cell>
          <table:table-cell office:value-type="string" calcext:value-type="string">
            <text:p>txaJx@s)qE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et's Go Brandon:62</text:p>
          </table:table-cell>
          <table:table-cell office:value-type="string" calcext:value-type="string">
            <text:p>403d6b78801360f16dacad8fe05d664b6ab3dfc219ad16cf317f3d620ba35466</text:p>
          </table:table-cell>
          <table:table-cell office:value-type="string" calcext:value-type="string">
            <text:p>#ZzMUjopBs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et's Go Brandon:63</text:p>
          </table:table-cell>
          <table:table-cell office:value-type="string" calcext:value-type="string">
            <text:p>b99591e8e3b5376ca68b49cf52c9166cdab869ada79a670dab4094b07731cb59</text:p>
          </table:table-cell>
          <table:table-cell office:value-type="string" calcext:value-type="string">
            <text:p>F51gbBTAm^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et's Go Brandon:64</text:p>
          </table:table-cell>
          <table:table-cell office:value-type="string" calcext:value-type="string">
            <text:p>a7d0e1674b6316687e69fcf8b4675d3badbac669b7c4e07f2ba07b13e3a33c3a</text:p>
          </table:table-cell>
          <table:table-cell office:value-type="string" calcext:value-type="string">
            <text:p>n#9v3rmwSx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et's Go Brandon:65</text:p>
          </table:table-cell>
          <table:table-cell office:value-type="string" calcext:value-type="string">
            <text:p>070920b3828ab928b3c9bf308538fc8cb47e334527b2a98f978a3c1b3565510e</text:p>
          </table:table-cell>
          <table:table-cell office:value-type="string" calcext:value-type="string">
            <text:p>79wzW%FEzV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et's Go Brandon:66</text:p>
          </table:table-cell>
          <table:table-cell office:value-type="string" calcext:value-type="string">
            <text:p>3da0168ef8d0577631e96411e5e2b5d1a528a847d30a2ab0d3e2eefe9c434450</text:p>
          </table:table-cell>
          <table:table-cell office:value-type="string" calcext:value-type="string">
            <text:p>Zgm(w#fKNh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et's Go Brandon:67</text:p>
          </table:table-cell>
          <table:table-cell office:value-type="string" calcext:value-type="string">
            <text:p>420e3cb275969eb94d5e2f3d3225b7eacf2e297620b7c4f2d099b0066f513267</text:p>
          </table:table-cell>
          <table:table-cell office:value-type="string" calcext:value-type="string">
            <text:p>%eYyJ6eF5m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et's Go Brandon:68</text:p>
          </table:table-cell>
          <table:table-cell office:value-type="string" calcext:value-type="string">
            <text:p>ba527266d401b3bd1821561ca4c4e359b30f4ee21654236d67636bcb140473fd</text:p>
          </table:table-cell>
          <table:table-cell office:value-type="string" calcext:value-type="string">
            <text:p>GaGu&amp;1zJox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et's Go Brandon:69</text:p>
          </table:table-cell>
          <table:table-cell office:value-type="string" calcext:value-type="string">
            <text:p>5be02aa0e58af83663c14a3aaa3700c378c8b7538f9d1b9d3b43297ad1a07770</text:p>
          </table:table-cell>
          <table:table-cell office:value-type="string" calcext:value-type="string">
            <text:p>j8Ggd%wSrN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et's Go Brandon:70</text:p>
          </table:table-cell>
          <table:table-cell office:value-type="string" calcext:value-type="string">
            <text:p>4b1b66087cc22ec1d08a408ae944d87d3f99f948907378679511fd8fbea62ed5</text:p>
          </table:table-cell>
          <table:table-cell office:value-type="string" calcext:value-type="string">
            <text:p>3ru8QOKN#%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et's Go Brandon:71</text:p>
          </table:table-cell>
          <table:table-cell office:value-type="string" calcext:value-type="string">
            <text:p>ca1d21d7cd63cc2f681ff6ba909789d8f5791de6e31e8c20b84e794c5eb04a38</text:p>
          </table:table-cell>
          <table:table-cell office:value-type="string" calcext:value-type="string">
            <text:p>Wtx)ZrYLwv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et's Go Brandon:72</text:p>
          </table:table-cell>
          <table:table-cell office:value-type="string" calcext:value-type="string">
            <text:p>b93fcacdf480906eed03f884ff9e41a4ec908227723cb58e9e627a7c49ca2128</text:p>
          </table:table-cell>
          <table:table-cell office:value-type="string" calcext:value-type="string">
            <text:p>F@WZsU0Cl3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et's Go Brandon:73</text:p>
          </table:table-cell>
          <table:table-cell office:value-type="string" calcext:value-type="string">
            <text:p>47e4f565dd4d05a8b00d0c13fe370d92f30510f642c7f55da11bacdd9b0f1f59</text:p>
          </table:table-cell>
          <table:table-cell office:value-type="string" calcext:value-type="string">
            <text:p>)ctt555owd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et's Go Brandon:74</text:p>
          </table:table-cell>
          <table:table-cell office:value-type="string" calcext:value-type="string">
            <text:p>5cebfbdc301180bec868fc87f2612d7600a608bb164d581687e21a41d6db4e37</text:p>
          </table:table-cell>
          <table:table-cell office:value-type="string" calcext:value-type="string">
            <text:p>kjz4MhUKUw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et's Go Brandon:75</text:p>
          </table:table-cell>
          <table:table-cell office:value-type="string" calcext:value-type="string">
            <text:p>97074fc946bbdc298a76fe5616f9603d3850e2665a09c3c5863233a57f98a98c</text:p>
          </table:table-cell>
          <table:table-cell office:value-type="string" calcext:value-type="string">
            <text:p>777V(H4F%K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et's Go Brandon:76</text:p>
          </table:table-cell>
          <table:table-cell office:value-type="string" calcext:value-type="string">
            <text:p>5fa1203ec8c452fb94364035bb3be84962f155cf539919e6857b27cda42c65ef</text:p>
          </table:table-cell>
          <table:table-cell office:value-type="string" calcext:value-type="string">
            <text:p>nhw!UQaz4S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et's Go Brandon:77</text:p>
          </table:table-cell>
          <table:table-cell office:value-type="string" calcext:value-type="string">
            <text:p>b823a2e7ade37965e3723ac92760b3534e2ff105e94d940d0aae15a8890af6b0</text:p>
          </table:table-cell>
          <table:table-cell office:value-type="string" calcext:value-type="string">
            <text:p>EziftbNtbG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et's Go Brandon:78</text:p>
          </table:table-cell>
          <table:table-cell office:value-type="string" calcext:value-type="string">
            <text:p>a3a5218263b2344d6e15f8e15870088b19537c0dea6516602908f517354d5e69</text:p>
          </table:table-cell>
          <table:table-cell office:value-type="string" calcext:value-type="string">
            <text:p>jlxWryQ5Cl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et's Go Brandon:79</text:p>
          </table:table-cell>
          <table:table-cell office:value-type="string" calcext:value-type="string">
            <text:p>b1f34f5adf349e8771a6bfb57ca8be5e926603b398c6878ad400c8c34df37365</text:p>
          </table:table-cell>
          <table:table-cell office:value-type="string" calcext:value-type="string">
            <text:p>xr7i7Qe@Fm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et's Go Brandon:80</text:p>
          </table:table-cell>
          <table:table-cell office:value-type="string" calcext:value-type="string">
            <text:p>01f7dd954cc6a28d8e358d3396dad44a169e0f7f390a549d5a92cd9cbd1e9717</text:p>
          </table:table-cell>
          <table:table-cell office:value-type="string" calcext:value-type="string">
            <text:p>1v554Si*(R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et's Go Brandon:81</text:p>
          </table:table-cell>
          <table:table-cell office:value-type="string" calcext:value-type="string">
            <text:p>47c90e1fdec9406a7854f9a075a57df4c0d77df6ca25a6f3bc7aaaa25b0d10c2</text:p>
          </table:table-cell>
          <table:table-cell office:value-type="string" calcext:value-type="string">
            <text:p>)Vev6V#yMc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Let's Go Brandon:82</text:p>
          </table:table-cell>
          <table:table-cell office:value-type="string" calcext:value-type="string">
            <text:p>4fbf39bf2c344dc4eaff5880c2bb9348ae64453740068153a6317ca96f9c854c</text:p>
          </table:table-cell>
          <table:table-cell office:value-type="string" calcext:value-type="string">
            <text:p>7LVLIQ5QiD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et's Go Brandon:83</text:p>
          </table:table-cell>
          <table:table-cell office:value-type="string" calcext:value-type="string">
            <text:p>1dc3b401a0d3d2bce30ef218765459d8247a87d0b506f4f426cf13c04cb715b6</text:p>
          </table:table-cell>
          <table:table-cell office:value-type="string" calcext:value-type="string">
            <text:p>tPA1g^%Ibe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et's Go Brandon:84</text:p>
          </table:table-cell>
          <table:table-cell office:value-type="string" calcext:value-type="string">
            <text:p>46c44ff2cb4ba72735b6d8dbb9a315f7f7f914d058d17a5bf071f6d758842370</text:p>
          </table:table-cell>
          <table:table-cell office:value-type="string" calcext:value-type="string">
            <text:p>(Q7qX3nDRC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Let's Go Brandon:85</text:p>
          </table:table-cell>
          <table:table-cell office:value-type="string" calcext:value-type="string">
            <text:p>2869c8ef9ca755c6e7b446d53fb49d96c460bfc6f3f189a96c86490741101c38</text:p>
          </table:table-cell>
          <table:table-cell office:value-type="string" calcext:value-type="string">
            <text:p>ExUncndSfA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et's Go Brandon:86</text:p>
          </table:table-cell>
          <table:table-cell office:value-type="string" calcext:value-type="string">
            <text:p>1b3e8becc5d62e9f95018df0d7d345a8385dbfef151132cc4ded4d1e65fc5624</text:p>
          </table:table-cell>
          <table:table-cell office:value-type="string" calcext:value-type="string">
            <text:p>r!^kR(Kf51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et's Go Brandon:87</text:p>
          </table:table-cell>
          <table:table-cell office:value-type="string" calcext:value-type="string">
            <text:p>d72a8894e97901a992bf0f8b90349b8d388bb286d071cf83f9545a07c134151e</text:p>
          </table:table-cell>
          <table:table-cell office:value-type="string" calcext:value-type="string">
            <text:p>)G#4hN1p2L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et's Go Brandon:88</text:p>
          </table:table-cell>
          <table:table-cell office:value-type="string" calcext:value-type="string">
            <text:p>68d8aa00773c2d30c797e0c3ea5cb4eabe26673307bb663e441aa0381715c6d1</text:p>
          </table:table-cell>
          <table:table-cell office:value-type="string" calcext:value-type="string">
            <text:p>w0q0LYJMT7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et's Go Brandon:89</text:p>
          </table:table-cell>
          <table:table-cell office:value-type="string" calcext:value-type="string">
            <text:p>3bbabfb9ceb6364d0bb92829a9fcb37a28f821f89aba711630664053a31bc7a4</text:p>
          </table:table-cell>
          <table:table-cell office:value-type="string" calcext:value-type="string">
            <text:p>XGLF!CS5bF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Let's Go Brandon:90</text:p>
          </table:table-cell>
          <table:table-cell office:value-type="string" calcext:value-type="string">
            <text:p>a0e8a9f8ab226cfe4267884489650133ff54ee62b2bd9be1f05e2157799e23e1</text:p>
          </table:table-cell>
          <table:table-cell office:value-type="string" calcext:value-type="string">
            <text:p>ggpwryAC%v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et's Go Brandon:91</text:p>
          </table:table-cell>
          <table:table-cell office:value-type="string" calcext:value-type="string">
            <text:p>1280f0dcf7751a86a11d10975e5d9f2b332593ab77f71d7b869b797c17247b86</text:p>
          </table:table-cell>
          <table:table-cell office:value-type="string" calcext:value-type="string">
            <text:p>iUo4vJq!ht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Let's Go Brandon:92</text:p>
          </table:table-cell>
          <table:table-cell office:value-type="string" calcext:value-type="string">
            <text:p>f248af36cdc27430592ac69832357f788e01d7818acab7a6b2d679cf1864a3c3</text:p>
          </table:table-cell>
          <table:table-cell office:value-type="string" calcext:value-type="string">
            <text:p>q0vSZOIMhG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Let's Go Brandon:93</text:p>
          </table:table-cell>
          <table:table-cell office:value-type="string" calcext:value-type="string">
            <text:p>cea99d89b5dc4205dcdeb0a9282495a2dd2bc8ec5d0f555c8bd4d80071de6fa1</text:p>
          </table:table-cell>
          <table:table-cell office:value-type="string" calcext:value-type="string">
            <text:p>!pd$B4%546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et's Go Brandon:94</text:p>
          </table:table-cell>
          <table:table-cell office:value-type="string" calcext:value-type="string">
            <text:p>d71a557ec47a8bf53d405666e9340d2394565d9de26e6691ce743229bca07f6c</text:p>
          </table:table-cell>
          <table:table-cell office:value-type="string" calcext:value-type="string">
            <text:p>)qdSQO^tZ#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et's Go Brandon:95</text:p>
          </table:table-cell>
          <table:table-cell office:value-type="string" calcext:value-type="string">
            <text:p>a23b71ac06d6f7e399f041c0a4aaf50698a61fa66bef5ddd55ad2ee1d4d68f30</text:p>
          </table:table-cell>
          <table:table-cell office:value-type="string" calcext:value-type="string">
            <text:p>iXFs6(vb9o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Let's Go Brandon:96</text:p>
          </table:table-cell>
          <table:table-cell office:value-type="string" calcext:value-type="string">
            <text:p>201fc3bc5754625af6082bc3fc4f87f3e88ec72c91c8337e895dfa35d5f3520c</text:p>
          </table:table-cell>
          <table:table-cell office:value-type="string" calcext:value-type="string">
            <text:p>wvPIfcqiu8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et's Go Brandon:97</text:p>
          </table:table-cell>
          <table:table-cell office:value-type="string" calcext:value-type="string">
            <text:p>6c61c48a67822ea40a56acbd62fe66a29ab6fb2ceb8250e1829fefbe8d3824f9</text:p>
          </table:table-cell>
          <table:table-cell office:value-type="string" calcext:value-type="string">
            <text:p>ApQ%vWKkae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Let's Go Brandon:98</text:p>
          </table:table-cell>
          <table:table-cell office:value-type="string" calcext:value-type="string">
            <text:p>a5b97c9a8d5159abdcfa386536597133ebbd75a6a4bdcabc75cf601bacc10d69</text:p>
          </table:table-cell>
          <table:table-cell office:value-type="string" calcext:value-type="string">
            <text:p>lFQa*9hr4y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et's Go Brandon:99</text:p>
          </table:table-cell>
          <table:table-cell office:value-type="string" calcext:value-type="string">
            <text:p>ed8ee4dbc3e8995aa8480e01e39e4dc556316c8f57a5b1985df374cee3848eb3</text:p>
          </table:table-cell>
          <table:table-cell office:value-type="string" calcext:value-type="string">
            <text:p>l(c3Pg9io0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 style:data-style-name="N2" text:time-value="06:01:31.4069122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1-23T07:27:58.240317232</dc:date>
    <meta:editing-duration>PT2H56M40S</meta:editing-duration>
    <meta:editing-cycles>33</meta:editing-cycles>
    <meta:generator>LibreOffice/7.1.5.2$MacOSX_X86_64 LibreOffice_project/85f04e9f809797b8199d13c421bd8a2b025d52b5</meta:generator>
    <meta:document-statistic meta:table-count="1" meta:cell-count="505" meta:object-count="0"/>
  </office:meta>
</office:document-meta>
</file>